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8pt" fo:font-weight="bold" officeooo:rsid="0002cba3" officeooo:paragraph-rsid="0002cba3" style:font-size-asian="15.75pt" style:font-weight-asian="bold" style:font-size-complex="18pt" style:font-weight-complex="bold"/>
    </style:style>
    <style:style style:name="P2" style:family="paragraph" style:parent-style-name="Standard">
      <style:text-properties style:font-name="Abyssinica SIL" fo:font-size="13pt" fo:font-weight="bold" officeooo:rsid="0002cba3" officeooo:paragraph-rsid="0002cba3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Abyssinica SIL" fo:font-size="13pt" fo:font-weight="bold" officeooo:rsid="0003539c" officeooo:paragraph-rsid="0003539c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Abyssinica SIL" fo:font-size="13pt" fo:font-weight="bold" officeooo:rsid="0003539c" officeooo:paragraph-rsid="0003d0ef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Abyssinica SIL" fo:font-size="13pt" fo:font-weight="bold" officeooo:rsid="0003539c" officeooo:paragraph-rsid="0004d8f0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Abyssinica SIL" fo:font-size="13pt" fo:font-weight="bold" officeooo:rsid="0004d8f0" officeooo:paragraph-rsid="0004d8f0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Abyssinica SIL" fo:font-size="13pt" fo:font-weight="bold" officeooo:rsid="0004d8f0" officeooo:paragraph-rsid="0009c62f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Abyssinica SIL" fo:font-size="13pt" fo:font-weight="bold" officeooo:rsid="0007e41f" officeooo:paragraph-rsid="0007e41f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Abyssinica SIL" fo:font-size="13pt" fo:font-weight="normal" officeooo:rsid="0002cba3" officeooo:paragraph-rsid="0002cba3" style:font-size-asian="13pt" style:font-weight-asian="normal" style:font-size-complex="13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539c" style:font-weight-asian="normal" style:font-weight-complex="normal"/>
    </style:style>
    <style:style style:name="T3" style:family="text">
      <style:text-properties fo:font-weight="normal" officeooo:rsid="0003d0ef" style:font-weight-asian="normal" style:font-weight-complex="normal"/>
    </style:style>
    <style:style style:name="T4" style:family="text">
      <style:text-properties fo:font-weight="normal" officeooo:rsid="0004d8f0" style:font-weight-asian="normal" style:font-weight-complex="normal"/>
    </style:style>
    <style:style style:name="T5" style:family="text">
      <style:text-properties fo:font-weight="normal" officeooo:rsid="0007e41f" style:font-weight-asian="normal" style:font-weight-complex="normal"/>
    </style:style>
    <style:style style:name="T6" style:family="text">
      <style:text-properties fo:font-weight="normal" officeooo:rsid="0007fd56" style:font-weight-asian="normal" style:font-weight-complex="normal"/>
    </style:style>
    <style:style style:name="T7" style:family="text">
      <style:text-properties fo:font-weight="normal" officeooo:rsid="000bd110" style:font-weight-asian="normal" style:font-weight-complex="normal"/>
    </style:style>
    <style:style style:name="T8" style:family="text">
      <style:text-properties fo:font-weight="normal" officeooo:rsid="000d5cb1" style:font-weight-asian="normal" style:font-weight-complex="normal"/>
    </style:style>
    <style:style style:name="T9" style:family="text">
      <style:text-properties fo:font-weight="normal" officeooo:rsid="000fb404" style:font-weight-asian="normal" style:font-weight-complex="normal"/>
    </style:style>
    <style:style style:name="T10" style:family="text">
      <style:text-properties officeooo:rsid="000353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говарање излагања</text:p>
      <text:p text:style-name="P1"/>
      <text:p text:style-name="P2">1. Кратак опис: <text:span text:style-name="T1">Процедура контактирања са потенцијалним излагачима у складу са одабраном темом</text:span></text:p>
      <text:p text:style-name="P2">2. Актери: <text:span text:style-name="T1">Организатор књижевне вечери, излагач</text:span></text:p>
      <text:p text:style-name="P2">3. <text:span text:style-name="T10">Предуслови: </text:span><text:span text:style-name="T2">Тема је одабрана и организатор књижевне вечери поседује </text:span><text:span text:style-name="T3">списак</text:span><text:span text:style-name="T2"> контакт телефон</text:span><text:span text:style-name="T3">а одговарајућих</text:span><text:span text:style-name="T2"> излагача</text:span></text:p>
      <text:p text:style-name="P3">4. Постуслови: <text:span text:style-name="T1">Постигнут је договор са излагачем</text:span></text:p>
      <text:p text:style-name="P3">5. Основни ток:</text:p>
      <text:p text:style-name="P3"><text:span text:style-name="T1"><text:tab/>1. Организатор позива излагача</text:span></text:p>
      <text:p text:style-name="P3"><text:span text:style-name="T1"><text:tab/>2. Организатор </text:span><text:span text:style-name="T5">предочава излагачу тему</text:span></text:p>
      <text:p text:style-name="P3"><text:span text:style-name="T5"><text:tab/>3. Излагач прихвата тему</text:span></text:p>
      <text:p text:style-name="P8"><text:span text:style-name="T1"><text:tab/>4. </text:span><text:span text:style-name="T7">Излагач</text:span><text:span text:style-name="T1"> предлаже датум</text:span></text:p>
      <text:p text:style-name="P8"><text:span text:style-name="T1"><text:tab/>5. </text:span><text:span text:style-name="T8">Организатор проверава </text:span><text:span text:style-name="T9">расположивост књижаре</text:span><text:span text:style-name="T8"><text:tab/></text:span></text:p>
      <text:p text:style-name="P8"><text:span text:style-name="T1"><text:tab/>6. Организатор уноси податке о уговореном излагању у <text:tab/><text:tab/> <text:s text:c="2"/>систем</text:span></text:p>
      <text:p text:style-name="P3">6. Алтернативни токови:</text:p>
      <text:p text:style-name="P3"><text:span text:style-name="T1"><text:tab/>1</text:span><text:span text:style-name="T3">а</text:span><text:span text:style-name="T1">) Погрешан контакт телефон – Организатор проверава <text:s text:c="21"/>контакт телефон и покушава да пронађе адекватан; </text:span><text:span text:style-name="T3">случај употребе се наставља на кораку 1.</text:span></text:p>
      <text:p text:style-name="P4"><text:span text:style-name="T1"><text:tab/></text:span><text:span text:style-name="T3">1б</text:span><text:span text:style-name="T1">) </text:span><text:span text:style-name="T3">Излагач није тренутно доступан – Организатор одлаже позив за касније; случај употребе се наставља на кораку 1.</text:span></text:p>
      <text:p text:style-name="P5"><text:span text:style-name="T3"><text:tab/></text:span><text:span text:style-name="T6">3</text:span><text:span text:style-name="T3">) Излагач </text:span><text:span text:style-name="T6">не прихвата тему</text:span><text:span text:style-name="T3"> – </text:span><text:span text:style-name="T4">Организатор разматра позивање наредног излагача са списка; </text:span><text:span text:style-name="T3">случај употребе се наставља на кораку 1.</text:span></text:p>
      <text:p text:style-name="P5"><text:span text:style-name="T3"><text:tab/></text:span><text:span text:style-name="T6">5</text:span><text:span text:style-name="T8">а</text:span><text:span text:style-name="T4">) </text:span><text:span text:style-name="T8">Датум није слободан</text:span><text:span text:style-name="T4"> – </text:span><text:span text:style-name="T8">Организатор пита излагача да предложи други датум;</text:span><text:span text:style-name="T6"> </text:span><text:span text:style-name="T8">с</text:span><text:span text:style-name="T6">лучај употребе се наставља на кораку </text:span><text:span text:style-name="T8">4</text:span><text:span text:style-name="T6">.</text:span></text:p>
      <text:p text:style-name="P5"><text:span text:style-name="T6"><text:tab/></text:span><text:span text:style-name="T8">5б) Датум је слободан – Организатор саопштава излагачу да је датум слободан; случај употребе се наставља на кораку 6.</text:span></text:p>
      <text:p text:style-name="P6">7. Додатне информације: <text:span text:style-name="T1">Излагач може бити писац који промовише своју књигу чија се тема поклапа са одабраном.</text:span></text:p>
      <text:p text:style-name="P7"><text:span text:style-name="T1"/></text:p>
      <text:p text:style-name="P3"><text:span text:style-name="T1"/></text:p>
      <text:p text:style-name="P9"/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21:37:44.349658079</meta:creation-date>
    <dc:date>2017-11-09T22:53:42.595403198</dc:date>
    <meta:editing-duration>PT44M5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89" meta:character-count="1350" meta:non-whitespace-character-count="1137"/>
  </office:meta>
</office:document-meta>
</file>